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6" style:family="table">
      <style:table-properties style:width="18.5cm" table:align="left"/>
    </style:style>
    <style:style style:name="Tabela6.A" style:family="table-column">
      <style:table-column-properties style:column-width="7.925cm"/>
    </style:style>
    <style:style style:name="Tabela6.B" style:family="table-column">
      <style:table-column-properties style:column-width="10.575cm"/>
    </style:style>
    <style:style style:name="Tabela6.A1" style:family="table-cell">
      <style:table-cell-properties style:vertical-align="middle" fo:background-color="#cccccc"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background-image/>
      </style:table-cell-properties>
    </style:style>
    <style:style style:name="Tabela6.B1" style:family="table-cell">
      <style:table-cell-properties style:vertical-align="middle" fo:background-color="#cccccc"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background-image/>
      </style:table-cell-properties>
    </style:style>
    <style:style style:name="Tabela6.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6.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6.A3"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6.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6.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6">
      <style:paragraph-properties fo:margin-top="0cm" fo:margin-bottom="0cm" style:contextual-spacing="false" fo:text-align="justify" style:justify-single-word="false"/>
    </style:style>
    <style:style style:name="P62" style:family="paragraph" style:parent-style-name="Text_20_body" style:list-style-name="L27">
      <style:paragraph-properties fo:margin-top="0cm" fo:margin-bottom="0cm" style:contextual-spacing="false" fo:text-align="justify" style:justify-single-word="false"/>
    </style:style>
    <style:style style:name="P63" style:family="paragraph" style:parent-style-name="Text_20_body" style:list-style-name="L28">
      <style:paragraph-properties fo:margin-top="0cm" fo:margin-bottom="0cm" style:contextual-spacing="false" fo:text-align="justify" style:justify-single-word="false"/>
    </style:style>
    <style:style style:name="P64" style:family="paragraph" style:parent-style-name="Text_20_body" style:list-style-name="L29">
      <style:paragraph-properties fo:margin-top="0cm" fo:margin-bottom="0cm" style:contextual-spacing="false" fo:text-align="justify" style:justify-single-word="false"/>
    </style:style>
    <style:style style:name="P65" style:family="paragraph" style:parent-style-name="Text_20_body" style:list-style-name="L30">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p text:style-name="P1"><text:a xlink:type="simple" xlink:href="#__RefHeading___Toc3687_1423847352" office:name="Parâmetros REST em Funções JavaScript" text:style-name="Index_20_Link" text:visited-style-name="Index_20_Link">Parâmetros REST em Funções JavaScript<text:tab/>27</text:a></text:p>
          <text:p text:style-name="P1"><text:a xlink:type="simple" xlink:href="#__RefHeading___Toc3689_1423847352" office:name="Funções Anônimas em JavaScript" text:style-name="Index_20_Link" text:visited-style-name="Index_20_Link">Funções Anônimas em JavaScript<text:tab/>30</text:a></text:p>
          <text:p text:style-name="P1"><text:a xlink:type="simple" xlink:href="#__RefHeading___Toc3691_1423847352" office:name="Resumo da Aula: Dominando Arrow Functions em JavaScript Moderno" text:style-name="Index_20_Link" text:visited-style-name="Index_20_Link">Resumo da Aula: Dominando Arrow Functions em JavaScript Moderno<text:tab/>32</text:a></text:p>
          <text:p text:style-name="P1"><text:a xlink:type="simple" xlink:href="#__RefHeading___Toc3693_1423847352" office:name="Dominando Funções Aninhadas em JavaScript" text:style-name="Index_20_Link" text:visited-style-name="Index_20_Link">Dominando Funções Aninhadas em JavaScript<text:tab/>36</text:a></text:p>
          <text:p text:style-name="P1"><text:a xlink:type="simple" xlink:href="#__RefHeading___Toc3982_1423847352" office:name="Funções Geradoras em JavaScript" text:style-name="Index_20_Link" text:visited-style-name="Index_20_Link">Funções Geradoras em JavaScript<text:tab/>3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text:bookmark-start text:name="__RefHeading___Toc3687_1423847352"/>Parâmetros REST em Funções JavaScript<text:bookmark-end text:name="__RefHeading___Toc3687_1423847352"/></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text:bookmark-start text:name="__RefHeading___Toc3689_1423847352"/>Funções Anônimas em JavaScript<text:bookmark-end text:name="__RefHeading___Toc3689_1423847352"/></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text:bookmark-start text:name="__RefHeading___Toc3691_1423847352"/>Resumo da Aula: Dominando Arrow Functions em JavaScript Moderno<text:bookmark-end text:name="__RefHeading___Toc3691_1423847352"/></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h text:style-name="P48" text:outline-level="1"><text:bookmark-start text:name="__RefHeading___Toc3693_1423847352"/><text:soft-page-break/>Dominando Funções Aninhadas em JavaScript<text:bookmark-end text:name="__RefHeading___Toc3693_1423847352"/></text:h>
      <text:p text:style-name="P15"/>
      <text:p text:style-name="P15">Em JavaScript, as funções são tratadas como cidadãs de primeira classe, o que significa que podem ser atribuídas a variáveis, passadas como argumentos e, crucialmente, declaradas dentro de outras funções. Esta capacidade permite a criação de padrões de programação flexíveis e poderosos. A aula em questão demonstra como o aninhamento de funções não é apenas uma curiosidade teórica, mas uma ferramenta prática para encapsular e organizar a lógica do código, tornando-o mais limpo e modular.</text:p>
      <text:p text:style-name="P15"/>
      <text:p text:style-name="P15">O objetivo deste resumo é decodificar o exemplo prático apresentado, solidificando o entendimento sobre a declaração, o escopo e o fluxo de execução de funções aninhadas. Ao analisar cada componente da solução, clarificamos como os dados fluem entre a função externa e a interna, resultando em uma operação coesa.</text:p>
      <text:p text:style-name="P15">A seguir, analisaremos a estrutura central do exemplo, começando pela função externa que serve como o ponto de entrada para a nossa lógica de soma.</text:p>
      <text:p text:style-name="P15"/>
      <text:h text:style-name="P8" text:outline-level="3">2. Análise da Estrutura Principal: A Função Externa <text:span text:style-name="Source_20_Text">soma</text:span></text:h>
      <text:p text:style-name="P3"><text:span text:style-name="Source_20_Text"/></text:p>
      <text:p text:style-name="P15">A função externa <text:span text:style-name="Source_20_Text">soma</text:span> atua como o "contêiner" estratégico da nossa operação. Ela não apenas define o escopo para a lógica interna, mas também serve como o ponto de entrada que recebe os dados. Sua declaração é uma síntese de conceitos modernos do JavaScript: uma função anônima atribuída a uma constante, definida com a sintaxe concisa de uma <text:span text:style-name="T3">arrow function</text:span> e equipada com a flexibilidade de um parâmetro <text:span text:style-name="T3">rest</text:span>. É um exemplo prático de como a programação moderna consiste em associar múltiplas ferramentas para criar uma solução elegante e poderosa. A assinatura da função <text:span text:style-name="Source_20_Text">soma</text:span> pode ser deconstruída nos seguintes componentes:</text:p>
      <text:p text:style-name="P15"/>
      <text:list text:style-name="L26">
        <text:list-item>
          <text:p text:style-name="P61"><text:span text:style-name="Source_20_Text"><text:span text:style-name="T1">const soma</text:span></text:span>: A função é declarada como uma constante. Essa escolha previne a reatribuição acidental da variável <text:span text:style-name="Source_20_Text">soma</text:span>, garantindo que sua referência à função permaneça intacta durante a execução do programa.</text:p>
        </text:list-item>
        <text:list-item>
          <text:p text:style-name="P61"><text:span text:style-name="T1">Arrow Function </text:span><text:span text:style-name="Source_20_Text"><text:span text:style-name="T1">=&gt;</text:span></text:span>: A sintaxe <text:span text:style-name="Source_20_Text">=&gt;</text:span> indica que estamos utilizando uma <text:span text:style-name="T3">arrow function</text:span>, uma forma moderna e concisa de declarar funções anônimas em JavaScript.</text:p>
        </text:list-item>
        <text:list-item>
          <text:p text:style-name="P61"><text:span text:style-name="T1">Parâmetro Rest </text:span><text:span text:style-name="Source_20_Text"><text:span text:style-name="T1">(...valores)</text:span></text:span>: Esta é a sintaxe de <text:span text:style-name="T1">parâmetro rest</text:span>. Sua função é <text:span text:style-name="T3">agrupar</text:span> um número indefinido de argumentos passados na chamada da função (neste caso, <text:span text:style-name="Source_20_Text">10, 5, 15</text:span>) em um único array chamado <text:span text:style-name="Source_20_Text">valores</text:span>. É fundamental não confundir com a sintaxe de <text:span text:style-name="T3">spread</text:span>, que tem a aparência idêntica (<text:span text:style-name="Source_20_Text">...</text:span>), mas faz o oposto: <text:span text:style-name="T3">expande</text:span> os elementos de um array em argumentos individuais. Abaixo, a estrutura completa da função para referência visual:</text:p>
          <text:p text:style-name="P61"/>
        </text:list-item>
      </text:list>
      <text:p text:style-name="P41"><text:span text:style-name="Source_20_Text">const soma = (...valores) =&gt; {</text:span></text:p>
      <text:p text:style-name="P41"><text:span text:style-name="Source_20_Text"><text:s text:c="4"/>const somar = (Val) =&gt; {</text:span></text:p>
      <text:p text:style-name="P41"><text:span text:style-name="Source_20_Text"><text:s text:c="8"/>let res = 0;</text:span></text:p>
      <text:p text:style-name="P41"><text:span text:style-name="Source_20_Text"><text:s text:c="8"/>for (let v of Val) {</text:span></text:p>
      <text:p text:style-name="P41"><text:span text:style-name="Source_20_Text"><text:s text:c="12"/>res += v;</text:span></text:p>
      <text:p text:style-name="P41"><text:span text:style-name="Source_20_Text"><text:s text:c="8"/>}</text:span></text:p>
      <text:p text:style-name="P41"><text:span text:style-name="Source_20_Text"><text:s text:c="8"/>return res;</text:span></text:p>
      <text:p text:style-name="P41"><text:span text:style-name="Source_20_Text"><text:s text:c="4"/>};</text:span></text:p>
      <text:p text:style-name="P41"><text:span text:style-name="Source_20_Text"><text:s text:c="4"/>return somar(valores);</text:span></text:p>
      <text:p text:style-name="P41"><text:span text:style-name="Source_20_Text">};</text:span></text:p>
      <text:p text:style-name="P15"><text:soft-page-break/>Com a função externa definida, o próximo passo é entender como a lógica de cálculo é executada por sua função interna, <text:span text:style-name="Source_20_Text">somar</text:span>.</text:p>
      <text:p text:style-name="P15"/>
      <text:h text:style-name="P8" text:outline-level="3">3. O Núcleo da Lógica: A Função Interna <text:span text:style-name="Source_20_Text">somar</text:span></text:h>
      <text:p text:style-name="P3"><text:span text:style-name="Source_20_Text"/></text:p>
      <text:p text:style-name="P15">Posicionada dentro do escopo de <text:span text:style-name="Source_20_Text">soma</text:span>, a função <text:span text:style-name="Source_20_Text">somar</text:span> funciona como o "motor" da operação. Seu propósito é aplicar o <text:span text:style-name="T1">Princípio da Responsabilidade Única</text:span> em pequena escala. Ao isolar a lógica da iteração e da soma, <text:span text:style-name="Source_20_Text">somar</text:span> se torna uma unidade de trabalho pura e testável, enquanto a função <text:span text:style-name="Source_20_Text">soma</text:span> se concentra em sua própria responsabilidade: receber os dados e orquestrar a operação. A implementação da função <text:span text:style-name="Source_20_Text">somar</text:span> é composta pelos seguintes elementos-chave:</text:p>
      <text:p text:style-name="P15"/>
      <text:list text:style-name="L27">
        <text:list-item>
          <text:p text:style-name="P62"><text:span text:style-name="T1">Declaração e Parâmetro</text:span>: <text:span text:style-name="Source_20_Text">somar</text:span> é uma função padrão declarada com um único parâmetro, <text:span text:style-name="Source_20_Text">Val</text:span>, que está destinado a receber o array de números (<text:span text:style-name="Source_20_Text">valores</text:span>) da função externa.</text:p>
        </text:list-item>
        <text:list-item>
          <text:p text:style-name="P62"><text:span text:style-name="T1">Inicialização do Acumulador</text:span>: A variável <text:span text:style-name="Source_20_Text">let res = 0</text:span> é declarada para servir como um acumulador. Ela armazena o resultado parcial da soma a cada iteração do loop.</text:p>
        </text:list-item>
        <text:list-item>
          <text:p text:style-name="P62"><text:span text:style-name="T1">O Loop </text:span><text:span text:style-name="Source_20_Text"><text:span text:style-name="T1">for...of</text:span></text:span>: A escolha do loop <text:span text:style-name="Source_20_Text">for...of</text:span> é descrita como uma "excelente alternativa" para percorrer coleções como um array. A cada iteração, ele atribui o próximo elemento do array <text:span text:style-name="Source_20_Text">Val</text:span> à variável <text:span text:style-name="Source_20_Text">v</text:span>, simplificando o acesso a cada número.</text:p>
        </text:list-item>
        <text:list-item>
          <text:p text:style-name="P62"><text:span text:style-name="T1">Operação de Soma</text:span>: A linha <text:span text:style-name="Source_20_Text">res += v</text:span> é o coração da lógica, onde cada valor (<text:span text:style-name="Source_20_Text">v</text:span>) é adicionado ao acumulador <text:span text:style-name="Source_20_Text">res</text:span>.</text:p>
        </text:list-item>
        <text:list-item>
          <text:p text:style-name="P62"><text:span text:style-name="T1">O </text:span><text:span text:style-name="Source_20_Text"><text:span text:style-name="T1">return res</text:span></text:span>: Ao final do loop, o comando <text:span text:style-name="Source_20_Text">return res</text:span> envia o resultado total da soma <text:span text:style-name="T1">de volta para o escopo da função </text:span><text:span text:style-name="Source_20_Text"><text:span text:style-name="T1">soma</text:span></text:span>, concluindo a tarefa da função interna.</text:p>
        </text:list-item>
      </text:list>
      <text:p text:style-name="P15"/>
      <text:p text:style-name="P15">Agora que a função interna calculou o resultado, como esse valor é efetivamente utilizado e retornado ao chamador original que iniciou todo o processo?</text:p>
      <text:p text:style-name="P15"/>
      <text:h text:style-name="P8" text:outline-level="3">4. O Fluxo de Execução: Conectando as Peças</text:h>
      <text:p text:style-name="P3"/>
      <text:p text:style-name="P15">Entender o fluxo de dados e retornos é fundamental ao trabalhar com funções aninhadas. O valor final não aparece magicamente; ele segue um caminho preciso, passando da função interna para a externa antes de chegar ao destino final. Vamos rastrear a chamada <text:span text:style-name="Source_20_Text">console.log(soma(10, 5, 15))</text:span> passo a passo para visualizar esse fluxo.</text:p>
      <text:p text:style-name="P15"/>
      <text:list text:style-name="L28">
        <text:list-item>
          <text:p text:style-name="P63"><text:span text:style-name="T1">Chamada Inicial</text:span>: A função <text:span text:style-name="Source_20_Text">soma</text:span> é invocada com os argumentos <text:span text:style-name="Source_20_Text">10, 5, 15</text:span>. O parâmetro rest <text:span text:style-name="Source_20_Text">(...valores)</text:span> os agrupa no array <text:span text:style-name="Source_20_Text">valores = [10, 5, 15]</text:span>.</text:p>
        </text:list-item>
        <text:list-item>
          <text:p text:style-name="P63"><text:span text:style-name="T1">Invocação da Função Interna</text:span>: Dentro de <text:span text:style-name="Source_20_Text">soma</text:span>, a função <text:span text:style-name="Source_20_Text">somar</text:span> é chamada, e o array <text:span text:style-name="Source_20_Text">valores</text:span> é passado como seu argumento. A execução de <text:span text:style-name="Source_20_Text">soma</text:span> é pausada neste ponto, aguardando o retorno de <text:span text:style-name="Source_20_Text">somar</text:span>.</text:p>
        </text:list-item>
        <text:list-item>
          <text:p text:style-name="P63"><text:span text:style-name="T1">Execução da Lógica</text:span>: O loop <text:span text:style-name="Source_20_Text">for...of</text:span> dentro de <text:span text:style-name="Source_20_Text">somar</text:span> itera sobre o array <text:span text:style-name="Source_20_Text">[10, 5, 15]</text:span>. <text:span text:style-name="Source_20_Text">res</text:span> se torna 10, depois 15 (10 + 5), e finalmente 30 (15 + 15).</text:p>
        </text:list-item>
        <text:list-item>
          <text:p text:style-name="P63"><text:span text:style-name="T1">Primeiro Retorno (Interno)</text:span>: A função <text:span text:style-name="Source_20_Text">somar</text:span> conclui sua execução e <text:span text:style-name="Source_20_Text">return res</text:span> envia o valor <text:span text:style-name="Source_20_Text">30</text:span> de volta ao ponto onde foi chamada dentro da função <text:span text:style-name="Source_20_Text">soma</text:span>.</text:p>
        </text:list-item>
        <text:list-item>
          <text:p text:style-name="P63"><text:span text:style-name="T1">Segundo Retorno (Externo)</text:span>: A linha <text:span text:style-name="Source_20_Text">return somar(valores)</text:span> agora pode ser resolvida. O valor <text:span text:style-name="Source_20_Text">30</text:span> (retornado por <text:span text:style-name="Source_20_Text">somar</text:span>) é então retornado pela função <text:span text:style-name="Source_20_Text">soma</text:span> ao seu chamador original.</text:p>
        </text:list-item>
        <text:list-item>
          <text:p text:style-name="P63"><text:soft-page-break/><text:span text:style-name="T1">Saída Final</text:span>: O <text:span text:style-name="Source_20_Text">console.log</text:span> recebe o valor <text:span text:style-name="Source_20_Text">30</text:span> retornado por <text:span text:style-name="Source_20_Text">soma</text:span> e o exibe no console.</text:p>
        </text:list-item>
      </text:list>
      <text:p text:style-name="P15"/>
      <text:p text:style-name="P15">Este fluxo em cascata é o conceito central a ser dominado. O instrutor o resume perfeitamente, enfatizando que o valor final não é diretamente calculado por <text:span text:style-name="Source_20_Text">soma</text:span>, mas sim delegado e recuperado:</text:p>
      <text:p text:style-name="P15">a função soma retorna <text:span text:style-name="T3">o retorno</text:span> da função somar.</text:p>
      <text:p text:style-name="P15"/>
      <text:h text:style-name="P8" text:outline-level="3">5. A Filosofia por Trás da Prática: "Abrir a Cabeça" do Programador</text:h>
      <text:p text:style-name="P3"/>
      <text:p text:style-name="P15">Além da técnica específica, o objetivo central da aula é incentivar uma mentalidade de desenvolvimento mais flexível e criativa. O exemplo prático não é apresentado como a única solução, mas como uma demonstração do que é possível, encorajando o desenvolvedor a "abrir a cabeça" para novas possibilidades e combinações. A importância estratégica deste conceito reside em sua capacidade de servir como base para a resolução de problemas em aplicações complexas. As conclusões do instrutor destacam:</text:p>
      <text:p text:style-name="P15"/>
      <text:list text:style-name="L29">
        <text:list-item>
          <text:p text:style-name="P64"><text:span text:style-name="T1">Associação de Conceitos</text:span>: A programação eficaz envolve a habilidade de combinar diferentes ferramentas e conceitos. Neste exemplo, associamos funções anônimas, parâmetro rest, loops e escopos para construir uma solução robusta.</text:p>
        </text:list-item>
        <text:list-item>
          <text:p text:style-name="P64"><text:span text:style-name="T1">Resolução de Problemas</text:span>: Ao dominar esses padrões, um desenvolvedor cria um repertório mental. Quando um problema real surge, ele pode lembrar e aplicar a combinação certa de técnicas para resolvê-lo de forma eficiente.</text:p>
        </text:list-item>
        <text:list-item>
          <text:p text:style-name="P64"><text:span text:style-name="T1">Desenvolvimento Fluido</text:span>: A maestria desses fundamentos permite que o desenvolvedor "deslanche", superando desafios com maior fluidez e confiança no desenvolvimento de suas aplicações.</text:p>
        </text:list-item>
      </text:list>
      <text:p text:style-name="P15"/>
      <text:p text:style-name="P15">Em conclusão, esta aula ensina não apenas o que são funções aninhadas, mas também como o fluxo de retorno funciona em cascata e, mais importante, promove a mentalidade de um programador que não apenas aprende ferramentas isoladas, mas entende como combiná-las para criar soluções elegantes e eficazes.</text:p>
      <text:p text:style-name="P15"/>
      <text:h text:style-name="P48" text:outline-level="1"><text:bookmark-start text:name="__RefHeading___Toc3982_1423847352"/>Funções Geradoras em JavaScript<text:bookmark-end text:name="__RefHeading___Toc3982_1423847352"/></text:h>
      <text:p text:style-name="P15"/>
      <text:h text:style-name="P4" text:outline-level="2">1.0 Funções Geradoras: O Poder da Execução Pausada</text:h>
      <text:p text:style-name="P3"/>
      <text:p text:style-name="P15">As funções geradoras representam um recurso avançado em JavaScript, oferecendo uma capacidade única: a habilidade de pausar sua execução em um determinado ponto, retornar um valor e, posteriormente, retomar de onde parou. Essa mecânica de controle de fluxo é de importância estratégica, posicionando as funções geradoras como um pilar fundamental para a programação assíncrona na linguagem. Elas permitem que uma função ceda o controle da execução de volta ao código que a chamou, sem perder seu estado interno. Para entender seu valor, é útil contrastar o fluxo de controle de uma função geradora com o de uma função tradicional.</text:p>
      <text:p text:style-name="P15"/>
      <table:table table:name="Tabela6" table:style-name="Tabela6">
        <table:table-column table:style-name="Tabela6.A"/>
        <table:table-column table:style-name="Tabela6.B"/>
        <table:table-row>
          <table:table-cell table:style-name="Tabela6.A1" office:value-type="string">
            <text:p text:style-name="P5">Funções Normais</text:p>
          </table:table-cell>
          <table:table-cell table:style-name="Tabela6.B1" office:value-type="string">
            <text:p text:style-name="P5">Funções Geradoras</text:p>
          </table:table-cell>
        </table:table-row>
        <table:table-row>
          <table:table-cell table:style-name="Tabela6.A2" office:value-type="string">
            <text:p text:style-name="P19">A função detém o controle total desde o momento em que é chamada até o seu <text:span text:style-name="Source_20_Text">return</text:span> final. A execução é contínua e ininterrupta.</text:p>
          </table:table-cell>
          <table:table-cell table:style-name="Tabela6.B2" office:value-type="string">
            <text:p text:style-name="P19">A função pode ceder (<text:span text:style-name="Source_20_Text">yield</text:span>) o controle de volta ao chamador e ser retomada posteriormente.</text:p>
          </table:table-cell>
        </table:table-row>
        <text:soft-page-break/>
        <table:table-row>
          <table:table-cell table:style-name="Tabela6.A2" office:value-type="string">
            <text:p text:style-name="P19">Retorna um único valor ao final de sua execução completa.</text:p>
          </table:table-cell>
          <table:table-cell table:style-name="Tabela6.B2" office:value-type="string">
            <text:p text:style-name="P19">Pode retornar (<text:span text:style-name="Source_20_Text">yield</text:span>) múltiplos valores ao longo do tempo, em diferentes pontos de sua execução.</text:p>
          </table:table-cell>
        </table:table-row>
        <table:table-row>
          <table:table-cell table:style-name="Tabela6.A4" office:value-type="string">
            <text:p text:style-name="P19">O estado interno (variáveis locais) é descartado após o retorno da função.</text:p>
          </table:table-cell>
          <table:table-cell table:style-name="Tabela6.B4" office:value-type="string">
            <text:p text:style-name="P19"><text:span text:style-name="T1">Estado Interno Persistente:</text:span> O escopo da função (variáveis locais) é preservado entre as chamadas de <text:span text:style-name="Source_20_Text">.next()</text:span>, permitindo que a execução continue exatamente de onde parou.</text:p>
          </table:table-cell>
        </table:table-row>
      </table:table>
      <text:p text:style-name="P15"/>
      <text:p text:style-name="P15">Essa capacidade de pausar e retomar a execução é gerenciada por uma mecânica fundamental que envolve o uso de um objeto especial, o <text:span text:style-name="Source_20_Text">iterator</text:span>, e a palavra-chave <text:span text:style-name="Source_20_Text">yield</text:span>.</text:p>
      <text:p text:style-name="P15"/>
      <text:h text:style-name="P4" text:outline-level="2">2.0 Anatomia de uma Função Geradora: Sintaxe e Mecânicas Essenciais</text:h>
      <text:p text:style-name="P3"/>
      <text:p text:style-name="P15">Para dominar o uso prático das funções geradoras, é crucial compreender os componentes sintáticos e operacionais que as definem. Esses elementos trabalham em conjunto para permitir o fluxo de execução pausável que as torna tão poderosas.</text:p>
      <text:p text:style-name="P15"/>
      <text:h text:style-name="P8" text:outline-level="3">A Sintaxe Distintiva</text:h>
      <text:p text:style-name="P3"/>
      <text:p text:style-name="P15">A declaração de uma função geradora é visualmente similar à de uma função normal, mas com uma diferença crucial: o uso de um asterisco (<text:span text:style-name="Source_20_Text">*</text:span>) após a palavra-chave <text:span text:style-name="Source_20_Text">function</text:span>. Este símbolo sinaliza ao interpretador JavaScript que a função não seguirá o fluxo de execução tradicional.</text:p>
      <text:p text:style-name="P15"/>
      <text:p text:style-name="P9"><text:span text:style-name="Source_20_Text">function* cores() {</text:span></text:p>
      <text:p text:style-name="P9"><text:span text:style-name="Source_20_Text"><text:s text:c="2"/>// O corpo da função geradora fica aqui.</text:span></text:p>
      <text:p text:style-name="P9"><text:span text:style-name="Source_20_Text">}</text:span></text:p>
      <text:p text:style-name="P10"><text:span text:style-name="Source_20_Text"/></text:p>
      <text:h text:style-name="P8" text:outline-level="3">O Papel do <text:span text:style-name="Source_20_Text">yield</text:span></text:h>
      <text:p text:style-name="P3"><text:span text:style-name="Source_20_Text"/></text:p>
      <text:p text:style-name="P15">Dentro de uma função geradora, o comando <text:span text:style-name="Source_20_Text">yield</text:span> atua como o ponto de pausa e retorno. Quando a execução encontra uma expressão <text:span text:style-name="Source_20_Text">yield</text:span>, ela para, retorna o valor especificado à direita do <text:span text:style-name="Source_20_Text">yield</text:span> e aguarda a próxima chamada para continuar. A analogia fornecida no vídeo de origem é a de 'um retorno de um investimento': a função produz (<text:span text:style-name="Source_20_Text">yields</text:span>) um valor intermediário, cede o controle e aguarda ser chamada novamente para continuar seu trabalho e produzir o próximo retorno.</text:p>
      <text:p text:style-name="P15"/>
      <text:h text:style-name="P8" text:outline-level="3">O Objeto Iterador (<text:span text:style-name="Source_20_Text">Iterator</text:span>)</text:h>
      <text:p text:style-name="P3"/>
      <text:p text:style-name="P15">Uma das características mais contraintuitivas e importantes das funções geradoras é que a primeira chamada não executa seu corpo. Em vez disso, como o instrutor ressalta, ela retorna um objeto especial: o <text:span text:style-name="T1">iterador</text:span>. Este iterador é a interface que utilizamos para controlar a execução da função. O método principal do iterador é o <text:span text:style-name="Source_20_Text">.next()</text:span>. Cada vez que <text:span text:style-name="Source_20_Text">.next()</text:span> é chamado, ele inicia ou retoma a execução do corpo da função geradora, avançando até encontrar o próximo <text:span text:style-name="Source_20_Text">yield</text:span>. O resultado de uma chamada a <text:span text:style-name="Source_20_Text">.next()</text:span> é um objeto com duas propriedades: <text:span text:style-name="Source_20_Text">{ value: any, done: boolean }</text:span>. A propriedade <text:span text:style-name="Source_20_Text">value</text:span> <text:soft-page-break/>contém o valor retornado pela expressão <text:span text:style-name="Source_20_Text">yield</text:span>, e <text:span text:style-name="Source_20_Text">done</text:span> é um booleano que indica se a função terminou sua execução. A seguir, veremos como esses componentes sintáticos e mecânicos se unem para criar padrões de uso práticos e eficazes.</text:p>
      <text:p text:style-name="P15"/>
      <text:h text:style-name="P4" text:outline-level="2">3.0 Padrões de Uso Prático: Dos Retornos Simples à Interação</text:h>
      <text:p text:style-name="P3"/>
      <text:p text:style-name="P15">Ver as funções geradoras em ação é a melhor maneira de consolidar a teoria. Esta seção construirá seu conhecimento passo a passo, começando com o caso de uso mais simples — a geração de uma sequência de valores — e avançando para implementações mais interativas e complexas.</text:p>
      <text:p text:style-name="P15"/>
      <text:h text:style-name="P8" text:outline-level="3">Exemplo 1: Gerando uma Sequência de Valores</text:h>
      <text:p text:style-name="P3"/>
      <text:p text:style-name="P15">O padrão mais fundamental é usar uma função geradora para produzir uma sequência finita de valores sob demanda. Vamos implementar a função <text:span text:style-name="Source_20_Text">cores()</text:span>, que utiliza <text:span text:style-name="Source_20_Text">yield</text:span> para retornar três strings diferentes em chamadas sucessivas.</text:p>
      <text:p text:style-name="P15"/>
      <text:p text:style-name="P9"><text:span text:style-name="Source_20_Text">function* cores() {</text:span></text:p>
      <text:p text:style-name="P9"><text:span text:style-name="Source_20_Text"><text:s text:c="2"/>yield 'vermelho';</text:span></text:p>
      <text:p text:style-name="P9"><text:span text:style-name="Source_20_Text"><text:s text:c="2"/>yield 'verde';</text:span></text:p>
      <text:p text:style-name="P9"><text:span text:style-name="Source_20_Text"><text:s text:c="2"/>yield 'azul';</text:span></text:p>
      <text:p text:style-name="P9"><text:span text:style-name="Source_20_Text">}</text:span></text:p>
      <text:p text:style-name="P10"><text:span text:style-name="Source_20_Text"/></text:p>
      <text:p text:style-name="P15">Para consumir os valores desta função, primeiro obtemos o iterador e, em seguida, chamamos o método <text:span text:style-name="Source_20_Text">.next()</text:span> repetidamente, observando o objeto completo que ele retorna.</text:p>
      <text:p text:style-name="P15"/>
      <text:p text:style-name="P9"><text:span text:style-name="Source_20_Text">// 1. A primeira chamada retorna o objeto iterador.</text:span></text:p>
      <text:p text:style-name="P9"><text:span text:style-name="Source_20_Text">const itc = cores();</text:span></text:p>
      <text:p text:style-name="P9"/>
      <text:p text:style-name="P9"><text:span text:style-name="Source_20_Text">// 2. A primeira chamada de .next() executa até o primeiro yield.</text:span></text:p>
      <text:p text:style-name="P9"><text:span text:style-name="Source_20_Text">console.log(itc.next()); // Saída: { value: 'vermelho', done: false }</text:span></text:p>
      <text:p text:style-name="P9"/>
      <text:p text:style-name="P9"><text:span text:style-name="Source_20_Text">// 3. A segunda chamada continua de onde parou até o próximo yield.</text:span></text:p>
      <text:p text:style-name="P9"><text:span text:style-name="Source_20_Text">console.log(itc.next()); // Saída: { value: 'verde', done: false }</text:span></text:p>
      <text:p text:style-name="P9"/>
      <text:p text:style-name="P9"><text:span text:style-name="Source_20_Text">// 4. A terceira chamada avança para o último yield.</text:span></text:p>
      <text:p text:style-name="P9"><text:span text:style-name="Source_20_Text">console.log(itc.next()); // Saída: { value: 'azul', done: false }</text:span></text:p>
      <text:p text:style-name="P10"><text:span text:style-name="Source_20_Text"/></text:p>
      <text:p text:style-name="P15">Se tentarmos chamar <text:span text:style-name="Source_20_Text">.next()</text:span> novamente após todos os <text:span text:style-name="Source_20_Text">yield</text:span>s terem sido executados, a função chegará ao fim. O valor será <text:span text:style-name="Source_20_Text">undefined</text:span> e, crucialmente, a propriedade <text:span text:style-name="Source_20_Text">done</text:span> se tornará <text:span text:style-name="Source_20_Text">true</text:span>, sinalizando o fim da iteração.</text:p>
      <text:p text:style-name="P15"/>
      <text:p text:style-name="P9"><text:span text:style-name="Source_20_Text">console.log(itc.next()); // Saída: { value: undefined, done: true }</text:span></text:p>
      <text:h text:style-name="P8" text:outline-level="3"><text:soft-page-break/>Exemplo 2: Comunicação Bidirecional com <text:span text:style-name="Source_20_Text">yield</text:span></text:h>
      <text:p text:style-name="P3"><text:span text:style-name="Source_20_Text"/></text:p>
      <text:p text:style-name="P15">O comando <text:span text:style-name="Source_20_Text">yield</text:span> não serve apenas para retornar um valor para fora da função; ele também pode receber um valor na chamada subsequente de <text:span text:style-name="Source_20_Text">.next()</text:span>. Isso permite uma comunicação bidirecional, onde o código consumidor pode passar dados de volta para dentro da função geradora em pausa. A função <text:span text:style-name="Source_20_Text">perguntas()</text:span> ilustra este padrão, fazendo perguntas e utilizando as respostas fornecidas externamente.</text:p>
      <text:p text:style-name="P15"/>
      <text:p text:style-name="P9"><text:span text:style-name="Source_20_Text">function* perguntas() {</text:span></text:p>
      <text:p text:style-name="P9"><text:span text:style-name="Source_20_Text"><text:s text:c="2"/>const nome = yield 'Qual seu nome?';</text:span></text:p>
      <text:p text:style-name="P9"><text:span text:style-name="Source_20_Text"><text:s text:c="2"/>const esporte = yield 'Qual seu esporte favorito?';</text:span></text:p>
      <text:p text:style-name="P9"><text:span text:style-name="Source_20_Text"><text:s text:c="2"/>return `Seu nome é ${nome}, seu esporte favorito é ${esporte}`;</text:span></text:p>
      <text:p text:style-name="P9"><text:span text:style-name="Source_20_Text">}</text:span></text:p>
      <text:p text:style-name="P10"><text:span text:style-name="Source_20_Text"/></text:p>
      <text:p text:style-name="P15">A interação com esta função é um pouco diferente:</text:p>
      <text:p text:style-name="P15"/>
      <text:p text:style-name="P9"><text:span text:style-name="Source_20_Text">const itp = perguntas();</text:span></text:p>
      <text:p text:style-name="P9"/>
      <text:p text:style-name="P9"><text:span text:style-name="Source_20_Text">// A primeira chamada de .next() inicia a função e pausa no primeiro yield.</text:span></text:p>
      <text:p text:style-name="P9"><text:span text:style-name="Source_20_Text">console.log(itp.next()); // Saída: { value: 'Qual seu nome?', done: false }</text:span></text:p>
      <text:p text:style-name="P10"><text:span text:style-name="Source_20_Text"/></text:p>
      <text:p text:style-name="P15">Note que qualquer valor passado para a <text:span text:style-name="T3">primeira</text:span> chamada de <text:span text:style-name="Source_20_Text">.next()</text:span> é ignorado, pois não há nenhuma expressão <text:span text:style-name="Source_20_Text">yield</text:span> à esquerda para receber esse valor.</text:p>
      <text:p text:style-name="P15"/>
      <text:p text:style-name="P9"><text:span text:style-name="Source_20_Text">// A segunda chamada de .next() passa 'Bruno' como argumento.</text:span></text:p>
      <text:p text:style-name="P9"><text:span text:style-name="Source_20_Text">// Esse valor é atribuído à constante 'nome' e a execução continua até o próximo yield.</text:span></text:p>
      <text:p text:style-name="P9"><text:span text:style-name="Source_20_Text">console.log(itp.next('Bruno')); // Saída: { value: 'Qual seu esporte favorito?', done: false }</text:span></text:p>
      <text:p text:style-name="P9"/>
      <text:p text:style-name="P9"><text:span text:style-name="Source_20_Text">// A terceira chamada passa 'natação'. Esse valor é atribuído a 'esporte'.</text:span></text:p>
      <text:p text:style-name="P9"><text:span text:style-name="Source_20_Text">// A função então executa até o final e atinge o 'return'.</text:span></text:p>
      <text:p text:style-name="P9"><text:span text:style-name="Source_20_Text">console.log(itp.next('natação')); </text:span></text:p>
      <text:p text:style-name="P9"><text:span text:style-name="Source_20_Text">// Saída: { value: 'Seu nome é Bruno, seu esporte favorito é natação', done: true }</text:span></text:p>
      <text:p text:style-name="P10"><text:span text:style-name="Source_20_Text"/></text:p>
      <text:p text:style-name="P15">Observe que o valor da instrução <text:span text:style-name="Source_20_Text">return</text:span> é entregue na propriedade <text:span text:style-name="Source_20_Text">value</text:span> do último objeto, e <text:span text:style-name="Source_20_Text">done</text:span> é definido como <text:span text:style-name="Source_20_Text">true</text:span>, indicando que a função foi concluída.</text:p>
      <text:p text:style-name="P15"/>
      <text:h text:style-name="P4" text:outline-level="2">4.0 Gerenciando Fluxos de Dados: Loops e Controle de Execução</text:h>
      <text:p text:style-name="P3"/>
      <text:p text:style-name="P15">As funções geradoras são ferramentas poderosas para lidar com fluxos de dados, especialmente sequências que são computacionalmente caras ou potencialmente infinitas. O desafio estratégico reside em controlar e consumir esses fluxos de maneira segura e eficiente, evitando loops infinitos no código consumidor.</text:p>
      <text:h text:style-name="P8" text:outline-level="3"><text:soft-page-break/>Geradores Infinitos</text:h>
      <text:p text:style-name="P3"/>
      <text:p text:style-name="P15">É perfeitamente possível criar um gerador que, teoricamente, nunca termina. A função <text:span text:style-name="Source_20_Text">contador()</text:span> abaixo utiliza um loop <text:span text:style-name="Source_20_Text">while(true)</text:span> para criar uma sequência infinita de números, incrementando e retornando um novo valor a cada chamada.</text:p>
      <text:p text:style-name="P15"/>
      <text:p text:style-name="P9"><text:span text:style-name="Source_20_Text">function* contador() {</text:span></text:p>
      <text:p text:style-name="P9"><text:span text:style-name="Source_20_Text"><text:s text:c="2"/>let i = 0;</text:span></text:p>
      <text:p text:style-name="P9"><text:span text:style-name="Source_20_Text"><text:s text:c="2"/>while (true) {</text:span></text:p>
      <text:p text:style-name="P9"><text:span text:style-name="Source_20_Text"><text:s text:c="4"/>yield i++;</text:span></text:p>
      <text:p text:style-name="P9"><text:span text:style-name="Source_20_Text"><text:s text:c="2"/>}</text:span></text:p>
      <text:p text:style-name="P9"><text:span text:style-name="Source_20_Text">}</text:span></text:p>
      <text:p text:style-name="P10"><text:span text:style-name="Source_20_Text"/></text:p>
      <text:p text:style-name="P15"><text:span text:style-name="T1">Nota sobre Incremento:</text:span> No exemplo acima, <text:span text:style-name="Source_20_Text">i++</text:span> (pós-incremento) é usado. Isso significa que o valor atual de <text:span text:style-name="Source_20_Text">i</text:span> é retornado <text:span text:style-name="T3">antes</text:span> de ser incrementado. Por isso, a primeira chamada a <text:span text:style-name="Source_20_Text">.next().value</text:span> retorna <text:span text:style-name="Source_20_Text">0</text:span>. Como mencionado no vídeo, se usássemos <text:span text:style-name="Source_20_Text">++i</text:span> (pré-incremento), o valor seria incrementado <text:span text:style-name="T3">antes</text:span> de ser retornado, e a primeira chamada retornaria <text:span text:style-name="Source_20_Text">1</text:span>.</text:p>
      <text:p text:style-name="P15"/>
      <text:h text:style-name="P8" text:outline-level="3">Padrões de Consumo e Controle</text:h>
      <text:p text:style-name="P3"/>
      <text:p text:style-name="P15">Consumir um gerador infinito requer uma estratégia de controle para evitar que o programa trave. Existem abordagens tanto externas quanto internas para gerenciar a execução.</text:p>
      <text:p text:style-name="P15"/>
      <text:h text:style-name="P29" text:outline-level="4">Consumo Finito com <text:span text:style-name="Source_20_Text">for</text:span></text:h>
      <text:p text:style-name="P3"><text:span text:style-name="Source_20_Text"/></text:p>
      <text:p text:style-name="P15">A abordagem mais simples é usar um loop <text:span text:style-name="Source_20_Text">for</text:span> tradicional no lado do consumidor para chamar o gerador um número fixo de vezes. Isso impõe um limite externo na execução do gerador infinito.</text:p>
      <text:p text:style-name="P15"/>
      <text:p text:style-name="P9"><text:span text:style-name="Source_20_Text">const itco = contador();</text:span></text:p>
      <text:p text:style-name="P9"><text:span text:style-name="Source_20_Text">for (let i = 0; i &lt; 10; i++) {</text:span></text:p>
      <text:p text:style-name="P9"><text:span text:style-name="Source_20_Text"><text:s text:c="2"/>console.log(itco.next().value); // Imprime os números de 0 a 9</text:span></text:p>
      <text:p text:style-name="P9"><text:span text:style-name="Source_20_Text">}</text:span></text:p>
      <text:p text:style-name="P10"><text:span text:style-name="Source_20_Text"/></text:p>
      <text:h text:style-name="P29" text:outline-level="4">Consumo Idiomático com <text:span text:style-name="Source_20_Text">for...of</text:span></text:h>
      <text:p text:style-name="P3"><text:span text:style-name="Source_20_Text"/></text:p>
      <text:p text:style-name="P15">Como as funções geradoras produzem iteradores, elas se integram perfeitamente com o loop <text:span text:style-name="Source_20_Text">for...of</text:span>, que é a forma mais natural e idiomática de consumir iteráveis em JavaScript. No entanto, usar <text:span text:style-name="Source_20_Text">for...of</text:span> diretamente em um gerador infinito resultará em um loop infinito.</text:p>
      <text:p text:style-name="P15"/>
      <text:h text:style-name="P29" text:outline-level="4">Controle Interno com <text:span text:style-name="Source_20_Text">break</text:span></text:h>
      <text:p text:style-name="P3"><text:span text:style-name="Source_20_Text"/></text:p>
      <text:p text:style-name="P15">A técnica mais robusta é adicionar a lógica de controle <text:span text:style-name="T3">dentro</text:span> da própria função geradora. Ao modificar a função <text:span text:style-name="Source_20_Text">contador</text:span> para incluir uma condição de parada, nós a tornamos segura para consumo com <text:span text:style-name="Source_20_Text">for...of</text:span>, pois ela se encerrará por conta própria.</text:p>
      <text:p text:style-name="P9"><text:soft-page-break/><text:span text:style-name="Source_20_Text">function* contadorControlado() {</text:span></text:p>
      <text:p text:style-name="P9"><text:span text:style-name="Source_20_Text"><text:s text:c="2"/>let i = 0;</text:span></text:p>
      <text:p text:style-name="P9"><text:span text:style-name="Source_20_Text"><text:s text:c="2"/>while (true) {</text:span></text:p>
      <text:p text:style-name="P9"><text:span text:style-name="Source_20_Text"><text:s text:c="4"/>if (i &gt; 5) {</text:span></text:p>
      <text:p text:style-name="P9"><text:span text:style-name="Source_20_Text"><text:s text:c="6"/>break; // Encerra o loop interno</text:span></text:p>
      <text:p text:style-name="P9"><text:span text:style-name="Source_20_Text"><text:s text:c="4"/>}</text:span></text:p>
      <text:p text:style-name="P9"><text:span text:style-name="Source_20_Text"><text:s text:c="4"/>yield i++;</text:span></text:p>
      <text:p text:style-name="P9"><text:span text:style-name="Source_20_Text"><text:s text:c="2"/>}</text:span></text:p>
      <text:p text:style-name="P9"><text:span text:style-name="Source_20_Text">}</text:span></text:p>
      <text:p text:style-name="P9"/>
      <text:p text:style-name="P9"><text:span text:style-name="Source_20_Text">// Agora é seguro usar for...of</text:span></text:p>
      <text:p text:style-name="P9"><text:span text:style-name="Source_20_Text">for (let c of contadorControlado()) {</text:span></text:p>
      <text:p text:style-name="P9"><text:span text:style-name="Source_20_Text"><text:s text:c="2"/>console.log(c); // Imprime os números de 0 a 5 e para</text:span></text:p>
      <text:p text:style-name="P9"><text:span text:style-name="Source_20_Text">}</text:span></text:p>
      <text:p text:style-name="P10"><text:span text:style-name="Source_20_Text"/></text:p>
      <text:p text:style-name="P15">Esta abordagem encapsula a lógica de término, tornando a função geradora autônoma e mais previsível para qualquer consumidor, que não precisa mais se preocupar em impor limites externos.</text:p>
      <text:p text:style-name="P15"/>
      <text:h text:style-name="P4" text:outline-level="2">5.0 Conclusão: Integrando Funções Geradoras em Seus Projetos</text:h>
      <text:p text:style-name="P3"/>
      <text:p text:style-name="P15">As funções geradoras oferecem uma nova dimensão de controle sobre o fluxo de execução em JavaScript. Sua capacidade de pausar, produzir múltiplos valores ao longo do tempo e manter o estado entre as chamadas as torna uma ferramenta versátil para uma variedade de problemas, desde a simplificação de código assíncrono até o gerenciamento eficiente de grandes conjuntos de dados. Ao longo deste guia, exploramos os conceitos fundamentais que definem as funções geradoras:</text:p>
      <text:p text:style-name="P15"/>
      <text:list text:style-name="L30">
        <text:list-item>
          <text:p text:style-name="P65"><text:span text:style-name="T1">Execução Pausável:</text:span> A habilidade de sair e reentrar em uma função sem perder seu contexto.</text:p>
        </text:list-item>
        <text:list-item>
          <text:p text:style-name="P65"><text:span text:style-name="Source_20_Text"><text:span text:style-name="T1">yield</text:span></text:span> <text:span text:style-name="T1">e </text:span><text:span text:style-name="Source_20_Text"><text:span text:style-name="T1">next()</text:span></text:span><text:span text:style-name="T1">:</text:span> O mecanismo central para pausar, retornar valores e retomar a execução.</text:p>
        </text:list-item>
        <text:list-item>
          <text:p text:style-name="P65"><text:span text:style-name="T1">Iteradores:</text:span> O objeto retornado que serve como ponte de controle para a função.</text:p>
        </text:list-item>
        <text:list-item>
          <text:p text:style-name="P65"><text:span text:style-name="T1">Flexibilidade:</text:span> A capacidade de criar desde sequências finitas simples até fluxos de dados infinitos e controlados.</text:p>
        </text:list-item>
      </text:list>
      <text:p text:style-name="P15"/>
      <text:p text:style-name="P15">O objetivo é saber quais ferramentas você tem disponíveis. Ao se deparar com a necessidade de gerar sequências, gerenciar fluxos ou simplificar lógicas assíncronas complexas, lembre-se das funções geradoras. Elas podem ser exatamente o recurso que você precisa para escrever um código mais limpo, eficiente e expressivo.</text:p>
      <text:p text:style-name="P15"/>
      <text:p text:style-name="P15"/>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line-height="100%" fo:text-align="end" style:justify-single-word="false" fo:text-indent="0cm" style:auto-text-indent="false"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200%" fo:text-indent="0cm" style:auto-text-indent="false">
        <style:tab-stops>
          <style:tab-stop style:position="18.5cm" style:type="right" style:leader-style="dotted" style:leader-text="."/>
        </style:tab-stops>
      </style:paragraph-properties>
      <style:text-properties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8T17:27:59.910514186</dc:date>
    <meta:editing-duration>PT5H53M7S</meta:editing-duration>
    <meta:editing-cycles>13</meta:editing-cycles>
    <meta:generator>LibreOffice/25.8.4.2$Linux_X86_64 LibreOffice_project/290daaa01b999472f0c7a3890eb6a550fd74c6df</meta:generator>
    <meta:document-statistic meta:table-count="6" meta:image-count="0" meta:object-count="0" meta:page-count="45" meta:paragraph-count="796" meta:word-count="15632" meta:character-count="95669" meta:non-whitespace-character-count="80529"/>
  </office:meta>
</office:document-meta>
</file>